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xmlns:draw="urn:oasis:names:tc:opendocument:xmlns:drawing:1.0" xmlns:dc="http://purl.org/dc/elements/1.1/" xmlns:meta="urn:oasis:names:tc:opendocument:xmlns:meta:1.0" office:version="1.2">
  <office:automatic-styles>
    <style:style style:name="Bold" style:family="text">
      <style:text-properties fo:font-weight="bold"/>
    </style:style>
    <style:style style:name="Italic" style:family="text">
      <style:text-properties fo:font-style="italic"/>
    </style:style>
  </office:automatic-styles>
  <office:body>
    <office:text>
      <text:h text:outline-level="1">Introduction</text:h>
      <text:p text:style-name="Standard">This is a test document for the AILANG DocParse demo. It contains headings, paragraphs, lists, and a table.</text:p>
      <text:h text:outline-level="2">Features</text:h>
      <text:list>
        <text:list-item>
          <text:p>Pure functional XML parsing</text:p>
        </text:list-item>
      </text:list>
      <text:list>
        <text:list-item>
          <text:p>AI-augmented layout understanding</text:p>
        </text:list-item>
      </text:list>
      <text:list>
        <text:list-item>
          <text:p>Bounded costs via capability budgets</text:p>
        </text:list-item>
      </text:list>
      <text:h text:outline-level="2">Sample Data Table</text:h>
      <table:table table:name="Table">
        <table:table-column/>
        <table:table-column/>
        <table:table-column/>
        <table:table-header-rows>
          <table:table-row>
            <table:table-cell>
              <text:p>Format</text:p>
            </table:table-cell>
            <table:table-cell>
              <text:p>Extension</text:p>
            </table:table-cell>
            <table:table-cell>
              <text:p>Status</text:p>
            </table:table-cell>
          </table:table-row>
        </table:table-header-rows>
        <table:table-row>
          <table:table-cell>
            <text:p>Word</text:p>
          </table:table-cell>
          <table:table-cell>
            <text:p>.docx</text:p>
          </table:table-cell>
          <table:table-cell>
            <text:p>Supported</text:p>
          </table:table-cell>
        </table:table-row>
        <table:table-row>
          <table:table-cell>
            <text:p>PowerPoint</text:p>
          </table:table-cell>
          <table:table-cell>
            <text:p>.pptx</text:p>
          </table:table-cell>
          <table:table-cell>
            <text:p>Planned</text:p>
          </table:table-cell>
        </table:table-row>
        <table:table-row>
          <table:table-cell>
            <text:p>Excel</text:p>
          </table:table-cell>
          <table:table-cell>
            <text:p>.xlsx</text:p>
          </table:table-cell>
          <table:table-cell>
            <text:p>Planned</text:p>
          </table:table-cell>
        </table:table-row>
      </table:table>
      <text:h text:outline-level="1">Conclusion</text:h>
      <text:p text:style-name="Standard">AILANG provides type-safe, contract-verified document parsing with bounded AI costs. Pattern matching on XML trees is elegant compared to imperative DOM traversal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xmlns:draw="urn:oasis:names:tc:opendocument:xmlns:drawing:1.0" xmlns:dc="http://purl.org/dc/elements/1.1/" xmlns:meta="urn:oasis:names:tc:opendocument:xmlns:meta:1.0" office:version="1.2">
  <office:styles>
    <style:style style:name="Standard" style:family="paragraph"/>
  </office:styles>
</office:document-styles>
</file>

<file path=meta.xml><?xml version="1.0" encoding="utf-8"?>
<office:document-meta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xmlns:draw="urn:oasis:names:tc:opendocument:xmlns:drawing:1.0" xmlns:dc="http://purl.org/dc/elements/1.1/" xmlns:meta="urn:oasis:names:tc:opendocument:xmlns:meta:1.0" office:version="1.2">
  <office:meta>
    <dc:title>DocParse Test Document</dc:title>
    <dc:creator>AILANG Demo</dc:creator>
    <meta:generator>DocParse/AILANG</meta:generator>
  </office:meta>
</office:document-meta>
</file>